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eec54" officeooo:paragraph-rsid="002eec54"/>
    </style:style>
    <style:style style:name="P2" style:family="paragraph" style:parent-style-name="Heading_20_3">
      <style:paragraph-properties fo:margin-top="2.3cm" fo:margin-bottom="0.25cm" loext:contextual-spacing="false"/>
    </style:style>
    <style:style style:name="P3" style:family="paragraph" style:parent-style-name="Text_20_body">
      <style:text-properties officeooo:rsid="002eec54" officeooo:paragraph-rsid="002eec54"/>
    </style:style>
    <style:style style:name="P4" style:family="paragraph" style:parent-style-name="Text_20_body">
      <style:text-properties officeooo:rsid="002eec54" officeooo:paragraph-rsid="0032c739"/>
    </style:style>
    <style:style style:name="P5" style:family="paragraph" style:parent-style-name="Text_20_body">
      <style:text-properties officeooo:rsid="00331b7f" officeooo:paragraph-rsid="00331b7f"/>
    </style:style>
    <style:style style:name="P6" style:family="paragraph" style:parent-style-name="Heading_20_1" style:master-page-name="Right_20_Page">
      <style:paragraph-properties style:page-number="auto"/>
      <style:text-properties officeooo:rsid="002eec54" officeooo:paragraph-rsid="002eec54"/>
    </style:style>
    <style:style style:name="P7" style:family="paragraph" style:parent-style-name="Heading_20_2">
      <style:text-properties officeooo:paragraph-rsid="002b4ae2"/>
    </style:style>
    <style:style style:name="P8" style:family="paragraph" style:parent-style-name="Heading_20_3">
      <style:paragraph-properties fo:margin-top="0cm" fo:margin-bottom="0cm" loext:contextual-spacing="false"/>
    </style:style>
    <style:style style:name="P9" style:family="paragraph" style:parent-style-name="Heading_20_3">
      <style:paragraph-properties fo:margin-top="0.101cm" fo:margin-bottom="0cm" loext:contextual-spacing="false"/>
    </style:style>
    <style:style style:name="T1" style:family="text">
      <style:text-properties officeooo:rsid="002eec54"/>
    </style:style>
    <style:style style:name="T2" style:family="text">
      <style:text-properties officeooo:rsid="0030b13a"/>
    </style:style>
    <style:style style:name="T3" style:family="text">
      <style:text-properties officeooo:rsid="0031f8f6"/>
    </style:style>
    <style:style style:name="T4" style:family="text">
      <style:text-properties officeooo:rsid="0032c73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Heart of the World</text:h>
      <text:p text:style-name="P7">(<text:span text:style-name="T1">Lady Antebellum</text:span>)</text:p>
      <text:p text:style-name="P5">Capo 2 (No Capo Original)</text:p>
      <text:p text:style-name="P8">[INTRO]</text:p>
      <text:p text:style-name="P1">C <text:span text:style-name="T3">Am F C</text:span></text:p>
      <text:p text:style-name="P9">[VERSE 1]</text:p>
      <text:p text:style-name="P1"><text:s/>C <text:s text:c="10"/>G</text:p>
      <text:p text:style-name="P1">Tin cans rattling the pavement</text:p>
      <text:p text:style-name="P1"><text:s text:c="2"/>Am <text:s text:c="14"/>F</text:p>
      <text:p text:style-name="P1">Confetti scattered everywhere</text:p>
      <text:p text:style-name="P1"><text:s text:c="2"/>C <text:s text:c="19"/>G</text:p>
      <text:p text:style-name="P1">She falls asleep in the seat beside me</text:p>
      <text:p text:style-name="P1"><text:s text:c="3"/>Am <text:s text:c="15"/>F</text:p>
      <text:p text:style-name="P1">Rice caught up in her hair</text:p>
      <text:p text:style-name="P1"><text:s text:c="2"/>C <text:s text:c="14"/>G</text:p>
      <text:p text:style-name="P1">I don't mind it, I keep driving</text:p>
      <text:p text:style-name="P1"><text:s text:c="3"/>Am <text:s text:c="15"/>F</text:p>
      <text:p text:style-name="P1">Flying on these wheels of steel</text:p>
      <text:p text:style-name="P1"><text:s text:c="2"/>C <text:s text:c="12"/>G</text:p>
      <text:p text:style-name="P1">A bit anxious, a bit nervous</text:p>
      <text:p text:style-name="P1"><text:s text:c="2"/>Am <text:s text:c="18"/>F</text:p>
      <text:p text:style-name="P1">The moment's all we can feel</text:p>
      <text:p text:style-name="P9">[CHORUS]</text:p>
      <text:p text:style-name="P1"><text:s text:c="3"/>F</text:p>
      <text:p text:style-name="P1">If oil is the soul of the engine</text:p>
      <text:p text:style-name="P1"><text:s text:c="2"/>C</text:p>
      <text:p text:style-name="P1">And wine is the drink of the gods</text:p>
      <text:p text:style-name="P1"><text:s text:c="2"/>F</text:p>
      <text:p text:style-name="P1">Forgiveness the road to redemption</text:p>
      <text:p text:style-name="P1"><text:s text:c="2"/>Am <text:s text:c="20"/>G</text:p>
      <text:p text:style-name="P1">Faith can still beat the odds</text:p>
      <text:p text:style-name="P1"><text:s text:c="2"/>F <text:s text:c="20"/>G</text:p>
      <text:p text:style-name="P1">We're meant to be, baby hold on to me</text:p>
      <text:p text:style-name="P1"><text:s text:c="9"/>C <text:s text:c="7"/>G <text:s text:c="4"/>F</text:p>
      <text:p text:style-name="P1">You'll never not be my girl</text:p>
      <text:p text:style-name="P1"><text:s/>Am <text:s text:c="15"/>G <text:s text:c="12"/>C</text:p>
      <text:p text:style-name="P1">Cause love is the heart of the world</text:p>
      <text:p text:style-name="Heading_20_3"><text:soft-page-break/>[VERSE 2]</text:p>
      <text:p text:style-name="P1"><text:s text:c="3"/>C <text:s text:c="20"/>G</text:p>
      <text:p text:style-name="P1">I leave him sleeping as I rise early</text:p>
      <text:p text:style-name="P1"><text:s text:c="3"/>Am <text:s text:c="10"/>F</text:p>
      <text:p text:style-name="P1">Always up before the dawn</text:p>
      <text:p text:style-name="P1"><text:s text:c="3"/>C <text:s text:c="16"/>G</text:p>
      <text:p text:style-name="P1">The house is dark but I see clearly</text:p>
      <text:p text:style-name="P1"><text:s text:c="3"/>Am <text:s text:c="17"/>F</text:p>
      <text:p text:style-name="P1">The kettle sings a morning song</text:p>
      <text:p text:style-name="P1"><text:s text:c="2"/>C <text:s text:c="16"/>G</text:p>
      <text:p text:style-name="P1">The bacon's frying, baby's crying</text:p>
      <text:p text:style-name="P1"><text:s text:c="2"/>Am <text:s text:c="17"/>F</text:p>
      <text:p text:style-name="P1">I soak up the sights and sounds</text:p>
      <text:p text:style-name="P1"><text:s text:c="3"/>C <text:s text:c="12"/>G</text:p>
      <text:p text:style-name="P1">Minutes turn to days and I</text:p>
      <text:p text:style-name="P1"><text:s text:c="2"/>Am <text:s text:c="16"/>F</text:p>
      <text:p text:style-name="P1">Wish that I could slow 'em down</text:p>
      <text:p text:style-name="Heading_20_3">[CHORUS]</text:p>
      <text:p text:style-name="P1"><text:s text:c="2"/>F</text:p>
      <text:p text:style-name="P1">If grease is the soul of the kitchen</text:p>
      <text:p text:style-name="P1"><text:s text:c="2"/>C</text:p>
      <text:p text:style-name="P1">And coffee the drink of the gods</text:p>
      <text:p text:style-name="P1"><text:s text:c="2"/>F</text:p>
      <text:p text:style-name="P1">Routine too perfect to mention</text:p>
      <text:p text:style-name="P1"><text:s text:c="2"/>Am <text:s text:c="19"/>G</text:p>
      <text:p text:style-name="P1">Time is a thief I would rob</text:p>
      <text:p text:style-name="P1"><text:s/>F <text:s text:c="21"/>G</text:p>
      <text:p text:style-name="P1">We're meant to be, baby hold on to me</text:p>
      <text:p text:style-name="P1"><text:s text:c="8"/>C <text:s text:c="5"/>G <text:s text:c="7"/>F</text:p>
      <text:p text:style-name="P1">I’ll never not be your girl</text:p>
      <text:p text:style-name="P1"><text:s text:c="2"/>Am <text:s text:c="13"/>G <text:s text:c="13"/>C</text:p>
      <text:p text:style-name="P1">Cause love is the heart of the world</text:p>
      <text:p text:style-name="Heading_20_3">[<text:span text:style-name="T4">INSTRUMENTAL</text:span>]</text:p>
      <text:p text:style-name="P4">C <text:span text:style-name="T3">Am F C</text:span></text:p>
      <text:p text:style-name="P2"><text:soft-page-break/>[BRIDGE]</text:p>
      <text:p text:style-name="P1"><text:s text:c="2"/>F <text:s text:c="19"/></text:p>
      <text:p text:style-name="P1">If hope is the soul of the dreamer</text:p>
      <text:p text:style-name="P1"><text:s text:c="2"/>C <text:s text:c="17"/></text:p>
      <text:p text:style-name="P1">Then heaven is the home of my <text:span text:style-name="T2">G</text:span>od</text:p>
      <text:p text:style-name="P1"><text:s text:c="2"/>F <text:s text:c="19"/></text:p>
      <text:p text:style-name="P1">It only takes one true believer</text:p>
      <text:p text:style-name="P1"><text:s text:c="2"/>Am <text:s text:c="29"/>G</text:p>
      <text:p text:style-name="P1">To believe you can still beat the odds</text:p>
      <text:p text:style-name="P1"><text:s/>F <text:s text:c="21"/>G</text:p>
      <text:p text:style-name="P1">We're meant to be, baby hold on to me</text:p>
      <text:p text:style-name="P1"><text:s text:c="2"/>C <text:s text:c="14"/>G <text:s text:c="2"/>F</text:p>
      <text:p text:style-name="P1">You'll never not be my girl</text:p>
      <text:p text:style-name="Heading_20_3">[OUTRO]</text:p>
      <text:p text:style-name="P1"><text:s text:c="2"/>F <text:s text:c="15"/>G <text:s text:c="6"/>C <text:s text:c="9"/>F</text:p>
      <text:p text:style-name="P1">'Cause love is the heart, love is the heart</text:p>
      <text:p text:style-name="P1"><text:s text:c="2"/>C <text:s text:c="9"/>F <text:s text:c="11"/>C</text:p>
      <text:p text:style-name="P1">Love is the heart of the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12M28S</meta:editing-duration>
    <meta:editing-cycles>38</meta:editing-cycles>
    <meta:generator>LibreOffice/5.2.7.2$Linux_X86_64 LibreOffice_project/20m0$Build-2</meta:generator>
    <dc:title>Lyrics + Chords</dc:title>
    <dc:date>2018-03-17T21:42:28.581334554</dc:date>
    <meta:print-date>2017-04-03T12:23:29.985893000</meta:print-date>
    <meta:document-statistic meta:table-count="0" meta:image-count="0" meta:object-count="0" meta:page-count="3" meta:paragraph-count="89" meta:word-count="364" meta:character-count="2150" meta:non-whitespace-character-count="1211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